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dustin@dustin-Aspire-5551 ~ $ wget -r<text:s/></text:span><text:a xlink:href="http://students.cs.byu.edu/~cs340ta/summer2013/notes/"><text:span text:style-name="T2">http://students.cs.byu.edu/~cs340ta/summer2013/notes/</text:span></text:a><text:span text:style-name="T3"><text:s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